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2pt" officeooo:rsid="00182f48" officeooo:paragraph-rsid="0012eb5f" style:font-size-asian="12pt" style:font-size-complex="12pt"/>
    </style:style>
    <style:style style:name="P2" style:family="paragraph" style:parent-style-name="Standard">
      <style:paragraph-properties fo:margin-left="0cm" fo:text-align="start" style:justify-single-word="false" fo:text-indent="0cm" style:auto-text-indent="false"/>
      <style:text-properties style:font-name="Noto Sans" fo:font-size="12pt" fo:font-weight="normal" officeooo:rsid="0014e463" officeooo:paragraph-rsid="0012eb5f" style:font-size-asian="12pt" style:font-weight-asian="normal" style:font-size-complex="12pt" style:font-weight-complex="normal"/>
    </style:style>
    <style:style style:name="P3" style:family="paragraph" style:parent-style-name="Standard">
      <style:paragraph-properties fo:margin-left="0cm" fo:text-align="start" style:justify-single-word="false" fo:text-indent="0cm" style:auto-text-indent="false"/>
      <style:text-properties style:font-name="Noto Sans" fo:font-size="12pt" fo:font-weight="normal" officeooo:rsid="00182f48" officeooo:paragraph-rsid="0012eb5f" style:font-size-asian="12pt" style:font-weight-asian="normal" style:font-size-complex="12pt" style:font-weight-complex="normal"/>
    </style:style>
    <style:style style:name="P4" style:family="paragraph" style:parent-style-name="Standard">
      <style:paragraph-properties fo:margin-left="0cm" fo:text-align="start" style:justify-single-word="false" fo:text-indent="0cm" style:auto-text-indent="false"/>
      <style:text-properties style:font-name="Noto Sans" fo:font-size="12pt" fo:font-weight="normal" officeooo:rsid="0016810d" officeooo:paragraph-rsid="0016810d" style:font-size-asian="12pt" style:font-weight-asian="normal" style:font-size-complex="12pt" style:font-weight-complex="normal"/>
    </style:style>
    <style:style style:name="P5" style:family="paragraph" style:parent-style-name="Standard">
      <style:paragraph-properties fo:margin-left="0cm" fo:text-align="start" style:justify-single-word="false" fo:text-indent="0cm" style:auto-text-indent="false"/>
      <style:text-properties style:font-name="Noto Sans" fo:font-size="12pt" fo:font-weight="bold" officeooo:rsid="0014e463" officeooo:paragraph-rsid="0012eb5f"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Noto Sans" officeooo:rsid="000f13f7" officeooo:paragraph-rsid="0012eb5f"/>
    </style:style>
    <style:style style:name="P7" style:family="paragraph" style:parent-style-name="Standard">
      <style:paragraph-properties fo:text-align="center" style:justify-single-word="false"/>
      <style:text-properties style:font-name="Noto Sans" fo:font-size="16pt" fo:font-weight="bold" officeooo:rsid="0012eb5f" officeooo:paragraph-rsid="0012eb5f" style:font-size-asian="16pt" style:font-weight-asian="bold" style:font-size-complex="16pt" style:font-weight-complex="bold"/>
    </style:style>
    <style:style style:name="P8" style:family="paragraph" style:parent-style-name="Standard">
      <style:paragraph-properties fo:margin-left="0cm" fo:text-align="start" style:justify-single-word="false" fo:text-indent="0cm" style:auto-text-indent="false"/>
      <style:text-properties style:font-name="Noto Sans" fo:font-size="16pt" fo:font-weight="normal" officeooo:rsid="0014e463" officeooo:paragraph-rsid="0012eb5f" style:font-size-asian="16pt" style:font-weight-asian="normal" style:font-size-complex="16pt" style:font-weight-complex="normal"/>
    </style:style>
    <style:style style:name="P9" style:family="paragraph" style:parent-style-name="Standard">
      <style:paragraph-properties fo:margin-left="0cm" fo:text-align="start" style:justify-single-word="false" fo:text-indent="0cm" style:auto-text-indent="false"/>
      <style:text-properties style:font-name="Noto Sans" fo:font-size="12pt" fo:font-weight="bold" officeooo:rsid="0014e463" officeooo:paragraph-rsid="0012eb5f" style:font-size-asian="12pt" style:font-weight-asian="bold" style:font-size-complex="12pt" style:font-weight-complex="bold"/>
    </style:style>
    <style:style style:name="P10" style:family="paragraph">
      <style:paragraph-properties fo:text-align="center"/>
    </style:style>
    <style:style style:name="T1" style:family="text">
      <style:text-properties officeooo:rsid="00148a5f"/>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bastos – DAW 7K</text:p>
      <text:p text:style-name="P1">Proyecto Integrador</text:p>
      <text:p text:style-name="P1">Grupo:</text:p>
      <text:p text:style-name="P1"><text:tab/>Brandon Acapa</text:p>
      <text:p text:style-name="P1"><text:tab/>Rocio Garcia</text:p>
      <text:p text:style-name="P1"><text:tab/>Diego Ramirez</text:p>
      <text:p text:style-name="P1"><text:tab/>Oscar Pereira</text:p>
      <text:p text:style-name="P6"/>
      <text:p text:style-name="P6">VOLUNTAPP</text:p>
      <text:p text:style-name="P7">Sprint Retrospective</text:p>
      <text:p text:style-name="P3"/>
      <text:p text:style-name="P5">Sprint #<text:span text:style-name="T1">1</text:span></text:p>
      <text:p text:style-name="P5">Objetivo: </text:p>
      <text:p text:style-name="P2">El objetivo de nuestro Sprint #1 es el de crear lo que sera la landing page de nuestra pagina y dotarla de las funcionalidades basicas de autentificacion y registro de los usuarios.</text:p>
      <text:p text:style-name="P8"/>
      <text:p text:style-name="P8"><draw:line text:anchor-type="paragraph" draw:z-index="0" draw:name="Horizontal line 1" draw:style-name="gr1" draw:text-style-name="P10" svg:x1="-0.346cm" svg:y1="0.111cm" svg:x2="17.496cm" svg:y2="0.166cm"><text:p/></draw:line></text:p>
      <text:p text:style-name="P4">Fue complicado ya debido al uso de una tecnología a la cual no estamos del todo acostumbrados, por lo que requirió muchas horas de estudio, compaginar el proyecto con nuestras vidas personales (Algunos compañeros trabajan) fue un reto, sin embargo, el proyecto a nivel general progresa de forma adecuada y nos encontramos motivados para el siguiente spri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22:25:30.917092343</meta:creation-date>
    <dc:date>2025-02-01T15:23:57.575669994</dc:date>
    <meta:editing-duration>PT6M50S</meta:editing-duration>
    <meta:editing-cycles>4</meta:editing-cycles>
    <meta:generator>LibreOffice/24.2.7.2$Linux_X86_64 LibreOffice_project/420$Build-2</meta:generator>
    <meta:document-statistic meta:table-count="0" meta:image-count="0" meta:object-count="0" meta:page-count="1" meta:paragraph-count="13" meta:word-count="110" meta:character-count="686" meta:non-whitespace-character-count="583"/>
  </office:meta>
</office:document-meta>
</file>